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" table:formula="of:=SUM([.E2:.E4])"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1" table:formula="of:=SUM([.B2:.B5])" office:value-type="float" office:value="1080" calcext:value-type="float">
            <text:p>108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2:24:45.9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04T02:30:11.547000000</dc:date>
    <meta:editing-duration>PT3H25M59S</meta:editing-duration>
    <meta:editing-cycles>10</meta:editing-cycles>
    <meta:generator>LibreOffice/24.2.4.2$Windows_X86_64 LibreOffice_project/51a6219feb6075d9a4c46691dcfe0cd9c4fff3c2</meta:generator>
    <meta:document-statistic meta:table-count="1" meta:cell-count="44" meta:object-count="0"/>
  </office:meta>
</office:document-meta>
</file>